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26mm"/>
    </style:style>
    <style:style style:name="co2" style:family="table-column">
      <style:table-column-properties fo:break-before="auto" style:column-width="56.09mm"/>
    </style:style>
    <style:style style:name="co3" style:family="table-column">
      <style:table-column-properties fo:break-before="auto" style:column-width="50.0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11pt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 calcext:value-type="string">
            <text:p>Roll No.</text:p>
          </table:table-cell>
          <table:table-cell table:style-name="ce1" office:value-type="string" calcext:value-type="string">
            <text:p>Branch</text:p>
          </table:table-cell>
          <table:table-cell table:style-name="ce1" office:value-type="string" calcext:value-type="string">
            <text:p>Marks</text:p>
          </table:table-cell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SE</text:p>
          </table:table-cell>
          <table:table-cell table:style-name="ce4" office:value-type="float" office:value="6" calcext:value-type="float">
            <text:p>6</text:p>
          </table:table-cell>
          <table:table-cell table:style-name="ce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SE</text:p>
          </table:table-cell>
          <table:table-cell table:style-name="ce4"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SE</text:p>
          </table:table-cell>
          <table:table-cell table:style-name="ce4"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SE</text:p>
          </table:table-cell>
          <table:table-cell table:style-name="ce4"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SE</text:p>
          </table:table-cell>
          <table:table-cell table:style-name="ce4"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C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C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C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CS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S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CS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C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C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C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C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C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C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C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C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C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CS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C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C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C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C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C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CS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C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C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C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C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CS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CS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CS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C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C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C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C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C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C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C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C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C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CS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C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C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CS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C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C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CS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C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C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C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CS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C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C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C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C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C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C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C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CS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C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CS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C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C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CS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CS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C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CS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C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C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C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CS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C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C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C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C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CS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C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C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CS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C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C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C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C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C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CS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C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C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C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C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C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C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CS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C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CS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C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C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CS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C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CS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C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CS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C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CS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C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C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CS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C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CS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CS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CS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CS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CS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CS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CS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CS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CS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CS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CS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C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/>
          <table:table-cell table:style-name="Default" table:number-columns-repeated="2"/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3"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IT</text:p>
          </table:table-cell>
          <table:table-cell table:style-name="ce3"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IT</text:p>
          </table:table-cell>
          <table:table-cell table:style-name="ce3"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IT</text:p>
          </table:table-cell>
          <table:table-cell table:style-name="ce3"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IT</text:p>
          </table:table-cell>
          <table:table-cell table:style-name="ce3"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IT</text:p>
          </table:table-cell>
          <table:table-cell table:style-name="ce3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IT</text:p>
          </table:table-cell>
          <table:table-cell table:style-name="ce3"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IT</text:p>
          </table:table-cell>
          <table:table-cell table:style-name="ce3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IT</text:p>
          </table:table-cell>
          <table:table-cell table:style-name="ce3"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IT</text:p>
          </table:table-cell>
          <table:table-cell table:style-name="ce3" office:value-type="float" office:value="7" calcext:value-type="float">
            <text:p>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4">00/00/0000</text:date>, <text:time style:data-style-name="N2" text:time-value="20:24:32.8401152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8:38:56.788405758</meta:creation-date>
    <dc:date>2018-11-14T20:30:39.552846615</dc:date>
    <meta:editing-duration>PT12M20S</meta:editing-duration>
    <meta:editing-cycles>2</meta:editing-cycles>
    <meta:generator>LibreOffice/6.0.3.2$Linux_X86_64 LibreOffice_project/00m0$Build-2</meta:generator>
    <meta:document-statistic meta:table-count="1" meta:cell-count="405" meta:object-count="0"/>
  </office:meta>
</office:document-meta>
</file>